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ment passiver un générateur de tension</text:p>
          </table:table-cell>
          <table:table-cell office:value-type="string" calcext:value-type="string">
            <text:p>On le remplace par un interrupteur fermé</text:p>
          </table:table-cell>
        </table:table-row>
        <table:table-row table:style-name="ro1">
          <table:table-cell office:value-type="string" calcext:value-type="string">
            <text:p>Comment passiver un générateur de courant</text:p>
          </table:table-cell>
          <table:table-cell office:value-type="string" calcext:value-type="string">
            <text:p>On le remplace par un interrupteur ouvert</text:p>
          </table:table-cell>
        </table:table-row>
        <table:table-row table:style-name="ro1">
          <table:table-cell office:value-type="string" calcext:value-type="string">
            <text:p>Principe de superposition</text:p>
          </table:table-cell>
          <table:table-cell office:value-type="string" calcext:value-type="string">
            <text:p>le courant crée dans une branche donnée par plusieurs sources indépendantes agissant simultanément est égal à la somme algébrique des courants produits dans cette même branche par toutes les sources agissant séparément.</text:p>
          </table:table-cell>
        </table:table-row>
        <table:table-row table:style-name="ro1">
          <table:table-cell office:value-type="string" calcext:value-type="string">
            <text:p>Générateur de Thévenin</text:p>
          </table:table-cell>
          <table:table-cell office:value-type="string" calcext:value-type="string">
            <text:p>$D$ est modélisable par un générateur de Thévenin avec une tension qui vaut la tension à vide aux bornes de $D$ et une résistance interne valant la résistance équivalente vue entre $A$ et $B$ lorsque tous les générateurs sont passivés et $\Delta$ débranché.</text:p>
          </table:table-cell>
        </table:table-row>
        <table:table-row table:style-name="ro1">
          <table:table-cell office:value-type="string" calcext:value-type="string">
            <text:p>Générateur de Norton</text:p>
          </table:table-cell>
          <table:table-cell office:value-type="string" calcext:value-type="string">
            <text:p>D est modélisable par un générateur de courant de valeur \(I_{N} = \) l'intensité du courant passant dans un court-circuit substitué à \(\Delta\) associé à une résistance \(R_{N}\) en parallèle.</text:p>
          </table:table-cell>
        </table:table-row>
        <table:table-row table:style-name="ro1">
          <table:table-cell office:value-type="string" calcext:value-type="string">
            <text:p>Équivalence entre générateur de Norton et de Thévenin</text:p>
          </table:table-cell>
          <table:table-cell office:value-type="string" calcext:value-type="string">
            <text:p>On a \(R_{th} = R_N\) et \(E_{th} = R_{th} I_N\).</text:p>
          </table:table-cell>
        </table:table-row>
        <table:table-row table:style-name="ro1">
          <table:table-cell office:value-type="string" calcext:value-type="string">
            <text:p>Théorème de Milmann</text:p>
          </table:table-cell>
          <table:table-cell office:value-type="string" calcext:value-type="string">
            <text:p>Le potentiel en un point d'où partent $i$ branches contenant une résistance \(R_i\) et un générateur de tension \(U_i\)s'exprime comme : \(V_A = \frac{\sum_i \frac{U_i}{R_i}}{\sum_i G_i}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3:49:43.404425625</meta:creation-date>
    <dc:date>2025-02-19T13:57:24.438935229</dc:date>
    <meta:editing-duration>PT7M46S</meta:editing-duration>
    <meta:editing-cycles>1</meta:editing-cycles>
    <meta:document-statistic meta:table-count="1" meta:cell-count="14" meta:object-count="0"/>
    <meta:generator>LibreOffice/24.2.7.2$Linux_X86_64 LibreOffice_project/420$Build-2</meta:generator>
  </office:meta>
</office:document-meta>
</file>